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c2e5e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3c2e5e" style:font-size-asian="11pt" style:font-size-complex="11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5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4pt" officeooo:paragraph-rsid="003c2e5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c2e5e" style:font-size-asian="10pt" style:font-size-complex="10pt"/>
    </style:style>
    <style:style style:name="P12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3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c2e5e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text-properties style:font-name="Arial" fo:font-size="10.5pt" fo:font-weight="bold" officeooo:paragraph-rsid="002b567d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7"><text:span text:style-name="T16">do text</text:span></text:p><text:p text:style-name="P17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10">VILLE</text:span></text:p>
            <text:p text:style-name="P1">ADRESSE</text:p>
            <text:p text:style-name="P15">RECOMMANDÉ</text:p>
          </table:table-cell>
        </table:table-row>
      </table:table>
      <text:p text:style-name="P9"/>
      <text:p text:style-name="P12">Transmis<text:span text:style-name="T6">sion</text:span> <text:span text:style-name="T5">des éléments de l'enquête publique</text:span></text:p>
      <text:p text:style-name="P13">de permis intégré</text:p>
      <text:p text:style-name="P14"/>
      <text:p text:style-name="P7"/>
      <text:p text:style-name="P16"><text:span text:style-name="T4"/></text:p>
      <text:p text:style-name="P6"/>
      <text:p text:style-name="P3"><office:annotation><dc:creator>Gauthier Bastien</dc:creator><dc:date>2011-02-16T16:12:24</dc:date><text:p text:style-name="P17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3"/>
      <text:p text:style-name="P3"><text:span text:style-name="T13">Monsieur le Fonctionnaire Technique</text:span>,</text:p>
      <text:p text:style-name="P3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5"/>
      <text:p text:style-name="P4">Nous vous en souhaitons bonne réception et nous vous prions d'agréer, <text:span text:style-name="T11">Monsieur le Fonctionnaire Technique</text:span>, nos salutations distinguées.</text:p>
      <text:p text:style-name="P4"/>
      <text:p text:style-name="P4"><office:annotation><dc:creator>Gauthier Bastien</dc:creator><dc:date>2011-01-13T14:56:41</dc:date><text:p text:style-name="P17"><text:span text:style-name="T16">do text</text:span></text:p><text:p text:style-name="P17"><text:span text:style-name="T16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22.465635533</dc:date>
    <dc:language>fr-FR</dc:language>
    <meta:editing-cycles>119</meta:editing-cycles>
    <meta:editing-duration>P1DT10H20M31S</meta:editing-duration>
    <meta:document-statistic meta:table-count="1" meta:image-count="0" meta:object-count="0" meta:page-count="1" meta:paragraph-count="15" meta:word-count="128" meta:character-count="963" meta:non-whitespace-character-count="868"/>
    <meta:user-defined meta:name="Info 1"/>
    <meta:user-defined meta:name="Info 2"/>
    <meta:user-defined meta:name="Info 3"/>
    <meta:user-defined meta:name="Info 4"/>
  </office:meta>
</office:document-meta>
</file>